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T3" style:parent-style-name="DefaultParagraphFont" style:family="text">
      <style:text-properties fo:background-color="#808000"/>
    </style:style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T6" style:parent-style-name="DefaultParagraphFont" style:family="text">
      <style:text-properties fo:background-color="#808000"/>
    </style:style>
    <style:style style:name="P7" style:parent-style-name="ListParagraph" style:list-style-name="LFO1" style:family="paragraph"/>
  </office:automatic-styles>
  <office:body>
    <office:text text:use-soft-page-breaks="true">
      <text:p text:style-name="P1"/>
      <text:p text:style-name="Normal"/>
      <text:p text:style-name="Normal">This is information regarding the IT1 project:</text:p>
      <text:list text:style-name="LFO1" text:continue-numbering="true">
        <text:list-item>
          <text:p text:style-name="P2">Before starting, please read the<text:s/><text:span text:style-name="T3">/projectDetails/README.md</text:span><text:s/>markdown file. It has information on how to setup node-js and run this app on your device.<text:s/></text:p>
        </text:list-item>
        <text:list-item>
          <text:p text:style-name="P4">Then there is some<text:s/>routes/paths and features not visible to normal and logged out users. Please login as admin with this account to access them. (username:niko, password:nikol). This password is the same for most users.<text:s/></text:p>
        </text:list-item>
        <text:list-item>
          <text:p text:style-name="P5">Also read the<text:s/><text:span text:style-name="T6">/projectDetails/plan.txt</text:span><text:s/>file. It has information on all the default routes of the website.</text:p>
        </text:list-item>
        <text:list-item>
          <text:p text:style-name="P7">There are a few features not done, and invoking them will only call an alert, so keep this in mind.</text:p>
        </text:list-item>
      </text:list>
      <text:p text:style-name="Normal">Have a great day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ikolas Muheko</meta:initial-creator>
    <dc:creator>Nikolas Muheko</dc:creator>
    <meta:creation-date>2022-12-04T13:30:00Z</meta:creation-date>
    <dc:date>2022-12-04T19:51:00Z</dc:date>
    <meta:template xlink:href="Normal.dotm" xlink:type="simple"/>
    <meta:editing-cycles>7</meta:editing-cycles>
    <meta:editing-duration>PT1440S</meta:editing-duration>
    <meta:document-statistic meta:page-count="1" meta:paragraph-count="1" meta:word-count="96" meta:character-count="644" meta:row-count="4" meta:non-whitespace-character-count="549"/>
  </office:meta>
</office:document-meta>
</file>